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adornments="Жирный курсив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fo:font-size="9pt" style:font-size-asian="9pt" style:font-size-complex="9pt"/>
    </style:style>
    <style:style style:name="P2" style:family="paragraph" style:parent-style-name="Standard">
      <style:text-properties style:font-name="Source Code Pro" fo:font-size="9pt" officeooo:paragraph-rsid="001c1d91" style:font-size-asian="9pt" style:font-size-complex="9pt"/>
    </style:style>
    <style:style style:name="P3" style:family="paragraph" style:parent-style-name="Standard">
      <style:text-properties style:font-name="Source Code Pro" fo:font-size="9pt" officeooo:paragraph-rsid="001ca44b" style:font-size-asian="9pt" style:font-size-complex="9pt"/>
    </style:style>
    <style:style style:name="P4" style:family="paragraph" style:parent-style-name="Standard">
      <style:text-properties officeooo:paragraph-rsid="001c1d91"/>
    </style:style>
    <style:style style:name="P5" style:family="paragraph" style:parent-style-name="Standard">
      <style:text-properties officeooo:paragraph-rsid="001ca44b"/>
    </style:style>
    <style:style style:name="T1" style:family="text">
      <style:text-properties style:font-name="Source Code Pro" fo:font-size="9pt" style:font-size-asian="9pt" style:font-size-complex="9pt"/>
    </style:style>
    <style:style style:name="T2" style:family="text">
      <style:text-properties fo:color="#000000" style:font-name="Source Code Pro" fo:font-size="9pt" officeooo:rsid="001ca44b" style:font-size-asian="9pt" style:font-size-complex="9pt"/>
    </style:style>
    <style:style style:name="T3" style:family="text">
      <style:text-properties fo:color="#666666" style:font-name="Source Sans Pro Light" fo:font-size="9pt" fo:font-style="normal" fo:font-weight="bold" officeooo:rsid="001ca44b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comment"># Начальное правило</text:span></text:p>
      <text:p text:style-name="P2"><text:span text:style-name="rule">expression</text:span> ::= <text:span text:style-name="rule">ifOp</text:span></text:p>
      <text:p text:style-name="Standard"/>
      <text:p text:style-name="Standard"><text:span text:style-name="comment"># Операторы</text:span></text:p>
      <text:p text:style-name="P1"><text:span text:style-name="rule">ifOp</text:span> <text:s text:c="2"/>::= <text:span text:style-name="rule">or</text:span> <text:span text:style-name="string_20_literal">'?'</text:span> or <text:span text:style-name="string_20_literal">':'</text:span> <text:span text:style-name="rule">or</text:span> | <text:span text:style-name="rule">or</text:span> </text:p>
      <text:p text:style-name="P1"><text:span text:style-name="rule">or</text:span> <text:s text:c="4"/>::= <text:span text:style-name="rule">and</text:span> <text:s text:c="4"/>{ <text:span text:style-name="string_20_literal">'||'</text:span> <text:span text:style-name="rule">and</text:span> }</text:p>
      <text:p text:style-name="P1"><text:span text:style-name="rule">and</text:span> <text:s text:c="3"/>::= <text:span text:style-name="rule">bitOr</text:span> <text:s text:c="2"/>{ <text:span text:style-name="string_20_literal">'&amp;&amp;'</text:span> <text:span text:style-name="rule">bitOr</text:span> <text:s/>}</text:p>
      <text:p text:style-name="P1"><text:span text:style-name="rule">bitOr</text:span> <text:s/>::= <text:span text:style-name="rule">bitXor </text:span><text:s/>{ <text:span text:style-name="string_20_literal">'|'</text:span> <text:span text:style-name="rule">bitXor</text:span> <text:s/>}</text:p>
      <text:p text:style-name="P1"><text:span text:style-name="rule">bitXor</text:span> ::= <text:span text:style-name="rule">bitAnd</text:span> <text:s/>{ <text:span text:style-name="string_20_literal">'^'</text:span> <text:span text:style-name="rule">bitAnd</text:span> <text:s/>}</text:p>
      <text:p text:style-name="P1"><text:span text:style-name="rule">bitAnd</text:span> ::= <text:span text:style-name="rule">equals</text:span> <text:s/>{ <text:span text:style-name="string_20_literal">'&amp;'</text:span> <text:span text:style-name="rule">equals</text:span> <text:s/>}</text:p>
      <text:p text:style-name="P1"><text:span text:style-name="rule">equals</text:span> ::= <text:span text:style-name="rule">compare</text:span> [ ( <text:span text:style-name="string_20_literal">'=='</text:span> | <text:span text:style-name="string_20_literal">'!=' </text:span>| <text:span text:style-name="string_20_literal">'==='</text:span> | <text:span text:style-name="string_20_literal">'!==' </text:span>) <text:span text:style-name="rule">compare</text:span> <text:s/>]</text:p>
      <text:p text:style-name="P3"><text:span text:style-name="rule">compare</text:span> ::= <text:span text:style-name="rule">bitShift</text:span> </text:p>
      <text:p text:style-name="P3"><text:s text:c="2"/>[( <text:span text:style-name="string_20_literal">'&lt;'</text:span> | <text:span text:style-name="string_20_literal">'&lt;='</text:span> | <text:span text:style-name="string_20_literal">'&gt;'</text:span> | <text:span text:style-name="string_20_literal">'&gt;='</text:span> | <text:span text:style-name="string_20_literal">'in'</text:span> | <text:span text:style-name="string_20_literal">'instanceof'</text:span> ) <text:span text:style-name="rule">bitShift</text:span> ]</text:p>
      <text:p text:style-name="P1"><text:span text:style-name="rule">bitShift</text:span> ::= <text:span text:style-name="rule">addSub</text:span> { (<text:span text:style-name="string_20_literal">'&lt;&lt;' </text:span>| <text:span text:style-name="string_20_literal">'&gt;&gt;' </text:span>| <text:span text:style-name="string_20_literal">'&gt;&gt;&gt;'</text:span>) <text:span text:style-name="rule">addSub</text:span> }</text:p>
      <text:p text:style-name="P1"><text:span text:style-name="rule">addSub</text:span> ::= <text:span text:style-name="rule">mulDiv </text:span><text:s/>{ (<text:span text:style-name="string_20_literal">'+'</text:span> | <text:span text:style-name="string_20_literal">'-'</text:span>) <text:span text:style-name="rule">mulDiv</text:span> }</text:p>
      <text:p text:style-name="P1"><text:span text:style-name="rule">mulDiv</text:span> ::= <text:span text:style-name="rule">power <text:s/></text:span><text:s/>{ (<text:span text:style-name="string_20_literal">'*'</text:span> | <text:span text:style-name="string_20_literal">'/'</text:span> | <text:span text:style-name="string_20_literal">'%'</text:span> ) <text:span text:style-name="rule">power</text:span> }</text:p>
      <text:p text:style-name="P1"><text:span text:style-name="rule">power</text:span> <text:s/>::= <text:span text:style-name="rule">primary</text:span> { <text:span text:style-name="string_20_literal">'**'</text:span> <text:span text:style-name="rule">primary</text:span> }</text:p>
      <text:p text:style-name="P1"/>
      <text:p text:style-name="P1"><text:span text:style-name="comment"># Первичные конструкции</text:span></text:p>
      <text:p text:style-name="P1"><text:span text:style-name="rule">primary</text:span> ::= <text:span text:style-name="rule">atom</text:span> [ <text:span text:style-name="rule">postfix</text:span> ]</text:p>
      <text:p text:style-name="P5"><text:span text:style-name="rule">postfix</text:span><text:span text:style-name="T1"> ::= { </text:span><text:span text:style-name="comment"># Доступ к свойству</text:span></text:p>
      <text:p text:style-name="P5"><text:span text:style-name="string_20_literal"><text:span text:style-name="string_20_literal"><text:span text:style-name="T1"><text:s text:c="14"/></text:span></text:span></text:span><text:span text:style-name="string_20_literal">'.'</text:span><text:span text:style-name="T1"> </text:span><text:span text:style-name="rule">idTok</text:span></text:p>
      <text:p text:style-name="P5"><text:span text:style-name="rule"><text:s text:c="12"/></text:span><text:span text:style-name="rule"><text:span text:style-name="T2">|</text:span></text:span><text:span text:style-name="rule"> </text:span><text:span text:style-name="comment"># Вызов метода</text:span></text:p>
      <text:p text:style-name="P4"><text:span text:style-name="T1"><text:s text:c="14"/></text:span><text:span text:style-name="string_20_literal">'('</text:span><text:span text:style-name="T1"> [ </text:span><text:span text:style-name="rule">expression</text:span><text:span text:style-name="T1"> { </text:span><text:span text:style-name="string_20_literal">','</text:span><text:span text:style-name="T1"> </text:span><text:span text:style-name="rule">expression</text:span><text:span text:style-name="T1"> } ] </text:span><text:span text:style-name="string_20_literal">')' </text:span></text:p>
      <text:p text:style-name="P5"><text:span text:style-name="T1"><text:s text:c="12"/>| </text:span><text:span text:style-name="comment"># Доступ к элементу массива</text:span></text:p>
      <text:p text:style-name="P5"><text:span text:style-name="string_20_literal"><text:span text:style-name="string_20_literal"><text:span text:style-name="T1"><text:s text:c="14"/></text:span></text:span></text:span><text:span text:style-name="string_20_literal">'['</text:span><text:span text:style-name="T1"> </text:span><text:span text:style-name="rule">expression</text:span><text:span text:style-name="T1"> </text:span><text:span text:style-name="string_20_literal">']' </text:span></text:p>
      <text:p text:style-name="P1"><text:s text:c="12"/>} </text:p>
      <text:p text:style-name="P1"><text:s text:c="12"/></text:p>
      <text:p text:style-name="P1"><text:span text:style-name="comment"># Атомарные конструкции</text:span></text:p>
      <text:p text:style-name="P1"><text:span text:style-name="rule">atom</text:span> ::= <text:span text:style-name="rule">parenthes</text:span></text:p>
      <text:p text:style-name="P1"><text:s text:c="7"/>| <text:span text:style-name="rule">unaryExression</text:span></text:p>
      <text:p text:style-name="P1"><text:s text:c="7"/>| <text:span text:style-name="rule">varRef</text:span></text:p>
      <text:p text:style-name="P1"><text:s text:c="7"/>| <text:span text:style-name="rule">listExpression</text:span></text:p>
      <text:p text:style-name="P1"><text:s text:c="7"/>| <text:span text:style-name="rule">mapExpression </text:span></text:p>
      <text:p text:style-name="P1"><text:s text:c="7"/>| <text:span text:style-name="rule">literal</text:span></text:p>
      <text:p text:style-name="P1"><text:span text:style-name="rule"/></text:p>
      <text:p text:style-name="P5"><text:span text:style-name="comment"># </text:span><text:span text:style-name="comment"><text:span text:style-name="T3">Группировка операций</text:span></text:span></text:p>
      <text:p text:style-name="P1"><text:span text:style-name="rule">parenthes</text:span> ::= <text:span text:style-name="string_20_literal">'('</text:span> <text:span text:style-name="rule">expression</text:span> <text:span text:style-name="string_20_literal">')'</text:span></text:p>
      <text:p text:style-name="P1"><text:span text:style-name="rule"/></text:p>
      <text:p text:style-name="P5"><text:span text:style-name="comment"># </text:span><text:span text:style-name="comment"><text:span text:style-name="T3">Унарные операции</text:span></text:span></text:p>
      <text:p text:style-name="P3"><text:span text:style-name="rule">unaryExression</text:span> ::= ( <text:span text:style-name="string_20_literal">'-'</text:span> </text:p>
      <text:p text:style-name="P1"><text:s text:c="17"/>| <text:s text:c="2"/><text:span text:style-name="string_20_literal">'+'</text:span> </text:p>
      <text:p text:style-name="P1"><text:s text:c="17"/>| <text:s text:c="2"/><text:span text:style-name="string_20_literal">'!'</text:span> </text:p>
      <text:p text:style-name="P1"><text:s text:c="17"/>| <text:s text:c="2"/><text:span text:style-name="string_20_literal">'~'</text:span> </text:p>
      <text:p text:style-name="P1"><text:s text:c="17"/>| <text:s text:c="2"/><text:span text:style-name="string_20_literal">'delete'</text:span> </text:p>
      <text:p text:style-name="P1"><text:s text:c="17"/>| <text:s text:c="2"/><text:span text:style-name="string_20_literal">'void'</text:span> </text:p>
      <text:p text:style-name="P1"><text:s text:c="17"/>| <text:s text:c="2"/><text:span text:style-name="string_20_literal">'typeof'</text:span> </text:p>
      <text:p text:style-name="P1"><text:s text:c="17"/>) <text:span text:style-name="rule">expressi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adornments="Жирный курсив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ing_20_literal" style:display-name="string literal" style:family="text">
      <style:text-properties fo:color="#780373" style:font-name="Source Code Pro" fo:font-family="'Source Code Pro'" style:font-pitch="fixed" fo:font-size="9pt" fo:font-weight="bold" style:font-size-asian="9pt" style:font-weight-asian="bold" style:font-size-complex="9pt" style:font-weight-complex="bold"/>
    </style:style>
    <style:style style:name="rule" style:family="text">
      <style:text-properties fo:color="#3465a4" style:font-name="Source Code Pro" fo:font-family="'Source Code Pro'" style:font-pitch="fixed" fo:font-size="9pt" style:font-size-asian="9pt" style:font-size-complex="9pt"/>
    </style:style>
    <style:style style:name="comment" style:family="text">
      <style:text-properties fo:color="#666666" style:font-name="Source Sans Pro Light" fo:font-family="'Source Sans Pro Light'" style:font-style-name="Жирный курсив" style:font-family-generic="swiss" style:font-pitch="variable" fo:font-size="9pt" fo:font-style="normal" fo:font-weight="bold" style:font-size-asian="9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26T02:45:14.317856352</meta:creation-date>
    <dc:date>2020-06-26T03:11:24.741364998</dc:date>
    <meta:editing-duration>PT14M10S</meta:editing-duration>
    <meta:editing-cycles>2</meta:editing-cycles>
    <meta:generator>LibreOffice/6.4.3.2$Linux_X86_64 LibreOffice_project/747b5d0ebf89f41c860ec2a39efd7cb15b54f2d8</meta:generator>
    <meta:document-statistic meta:table-count="0" meta:image-count="0" meta:object-count="0" meta:page-count="1" meta:paragraph-count="44" meta:word-count="210" meta:character-count="1292" meta:non-whitespace-character-count="826"/>
  </office:meta>
</office:document-meta>
</file>